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80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Damage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Types</text:p>
          </table:table-cell>
          <table:table-cell office:value-type="string">
            <text:p>Ships</text:p>
          </table:table-cell>
        </table:table-row>
        <table:table-row table:style-name="ro1">
          <table:table-cell office:value-type="string">
            <text:p>Hull Plating I </text:p>
          </table:table-cell>
          <table:table-cell office:value-type="string">
            <text:p>hullplat1</text:p>
          </table:table-cell>
          <table:table-cell office:value-type="float" office:value="175">
            <text:p>1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ull Plating II</text:p>
          </table:table-cell>
          <table:table-cell office:value-type="string">
            <text:p>hullplat2</text:p>
          </table:table-cell>
          <table:table-cell office:value-type="float" office:value="200">
            <text:p>200</text:p>
          </table:table-cell>
          <table:table-cell office:value-type="string">
            <text:p>hullplat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ull Plating III</text:p>
          </table:table-cell>
          <table:table-cell office:value-type="string">
            <text:p>hullplat3</text:p>
          </table:table-cell>
          <table:table-cell office:value-type="float" office:value="225">
            <text:p>225</text:p>
          </table:table-cell>
          <table:table-cell office:value-type="string">
            <text:p>hullplat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oon Beam</text:p>
          </table:table-cell>
          <table:table-cell office:value-type="string">
            <text:p>moonbeam</text:p>
          </table:table-cell>
          <table:table-cell office:value-type="float" office:value="190">
            <text:p>19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pital Ship</text:p>
          </table:table-cell>
          <table:table-cell table:number-columns-repeated="2" office:value-type="string">
            <text:p>None</text:p>
          </table:table-cell>
          <table:table-cell office:value-type="string">
            <text:p>Selene Raider,Phoebe Frigate,Thanatos Wraith</text:p>
          </table:table-cell>
        </table:table-row>
        <table:table-row table:style-name="ro1">
          <table:table-cell office:value-type="string">
            <text:p>Solar Powered Ships</text:p>
          </table:table-cell>
          <table:table-cell office:value-type="string">
            <text:p>solarpowships</text:p>
          </table:table-cell>
          <table:table-cell office:value-type="float" office:value="225">
            <text:p>22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string">
            <text:p>Helios Fighter,Apollo Interceptor,Hyperion Battlecruiser,Thea Destroyer</text:p>
          </table:table-cell>
        </table:table-row>
        <table:table-row table:style-name="ro1">
          <table:table-cell office:value-type="string">
            <text:p>Laser Technology I</text:p>
          </table:table-cell>
          <table:table-cell office:value-type="string">
            <text:p>lasertech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Fighter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Laser Technology II</text:p>
          </table:table-cell>
          <table:table-cell office:value-type="string">
            <text:p>lasertech2</text:p>
          </table:table-cell>
          <table:table-cell office:value-type="float" office:value="125">
            <text:p>125</text:p>
          </table:table-cell>
          <table:table-cell office:value-type="string">
            <text:p>lasertech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Fighter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Laser Technology III</text:p>
          </table:table-cell>
          <table:table-cell office:value-type="string">
            <text:p>lasertech3</text:p>
          </table:table-cell>
          <table:table-cell office:value-type="float" office:value="175">
            <text:p>175</text:p>
          </table:table-cell>
          <table:table-cell office:value-type="string">
            <text:p>lasertech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Fighter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Laser Cannons Mk 1</text:p>
          </table:table-cell>
          <table:table-cell office:value-type="string">
            <text:p>lasercan1</text:p>
          </table:table-cell>
          <table:table-cell office:value-type="float" office:value="100">
            <text:p>100</text:p>
          </table:table-cell>
          <table:table-cell office:value-type="string">
            <text:p>lasertech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string">
            <text:p>Capital Ship</text:p>
          </table:table-cell>
          <table:table-cell office:value-type="string">
            <text:p>Non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0">08/10/2008</text:date>, <text:time>20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8-10T20:27:32</dc:date>
    <meta:editing-cycles>11</meta:editing-cycles>
    <meta:editing-duration>PT46M58S</meta:editing-duration>
    <meta:user-defined meta:name="Info 1"/>
    <meta:user-defined meta:name="Info 2"/>
    <meta:user-defined meta:name="Info 3"/>
    <meta:user-defined meta:name="Info 4"/>
    <meta:document-statistic meta:table-count="3" meta:cell-count="106"/>
  </office:meta>
</office:document-meta>
</file>